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03B9730A36B7BA38C7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Arial2" svg:font-family="Arial"/>
    <style:font-face style:name="Arial3" svg:font-family="Arial" style:font-family-generic="system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Ubuntu" svg:font-family="Ubuntu"/>
    <style:font-face style:name="Ubuntu1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msFillGradient_20_1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gradient" draw:fill-gradient-name="msFillGradient_20_3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gradient" draw:fill-gradient-name="msFillGradient_20_4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gradient" draw:fill-gradient-name="msFillGradient_20_5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gradient" draw:fill-gradient-name="msFillGradient_20_6" presentation:display-footer="false" presentation:display-page-number="false" presentation:display-date-time="false"/>
    </style:style>
    <style:style style:name="dp8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gradient" draw:fill-gradient-name="msFillGradient_20_1" draw:textarea-vertical-align="middle" draw:auto-grow-height="false" draw:fit-to-size="false" style:shrink-to-fit="false" fo:min-height="0.747cm" fo:min-width="24.913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765cm"/>
      <style:paragraph-properties style:writing-mode="lr-tb"/>
    </style:style>
    <style:style style:name="gr5" style:family="graphic" style:parent-style-name="standard">
      <style:graphic-properties draw:stroke="none" svg:stroke-width="0cm" draw:fill="gradient" draw:fill-gradient-name="msFillGradient_20_1" draw:textarea-vertical-align="middle" draw:auto-grow-height="false" draw:fit-to-size="false" style:shrink-to-fit="false" fo:min-height="0.747cm" fo:min-width="24.913cm" fo:padding-top="0.254cm" fo:padding-bottom="0.254cm" fo:padding-left="0.254cm" fo:padding-right="0.254cm" fo:wrap-option="wrap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0.689cm"/>
      <style:paragraph-properties style:writing-mode="lr-tb"/>
    </style:style>
    <style:style style:name="gr7" style:family="graphic" style:parent-style-name="standard">
      <style:graphic-properties draw:stroke="none" draw:fill="none" fo:min-height="7.8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9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0.917cm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draw:fill-color="#8d1d75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SECTION_5f_HEADER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BIG_5f_NUMBER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BIG_5f_NUMBER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BIG_5f_NUMBER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MAIN_5f_POINT-title">
      <style:graphic-properties draw:stroke="none" svg:stroke-width="0cm" draw:fill="none" draw:textarea-vertical-align="middle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MAIN_5f_POIN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MAIN_5f_POIN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MAIN_5f_POIN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writing-mode="lr-tb" style:font-independent-line-spacing="true"/>
      <style:text-properties fo:font-size="28pt" style:text-underline-style="solid" style:text-underline-width="auto" style:text-underline-color="font-color" fo:font-weight="bold" style:font-weight-asian="bold" style:font-weight-complex="bold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8d1d75"/>
      <style:paragraph-properties fo:text-align="start" style:writing-mode="lr-tb" style:font-independent-line-spacing="true"/>
      <style:text-properties fo:color="#ffffff" loext:opacity="100%" style:font-name="Ubuntu1" fo:font-size="14pt" style:font-size-asian="14pt" style:font-size-complex="1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gradient" draw:fill-gradient-name="msFillGradient_20_1"/>
      <style:paragraph-properties fo:text-align="start" style:font-independent-line-spacing="true"/>
      <style:text-properties fo:font-size="14p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36pt" style:text-underline-style="solid" style:text-underline-width="auto" style:text-underline-color="font-color"/>
    </style:style>
    <style:style style:name="P12" style:family="paragraph">
      <loext:graphic-properties draw:fill="none" draw:fill-color="#ffffff"/>
      <style:paragraph-properties style:writing-mode="lr-tb"/>
      <style:text-properties style:font-name="Ubuntu1" fo:font-size="20pt" style:font-size-asian="20pt" style:font-size-complex="20pt"/>
    </style:style>
    <style:style style:name="P13" style:family="paragraph">
      <loext:graphic-properties draw:fill="gradient" draw:fill-gradient-name="msFillGradient_20_1"/>
      <style:paragraph-properties fo:text-align="start" style:writing-mode="lr-tb" style:font-independent-line-spacing="true"/>
      <style:text-properties fo:font-size="14pt"/>
    </style:style>
    <style:style style:name="P14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15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text-align="start" style:writing-mode="lr-tb" style:font-independent-line-spacing="true"/>
      <style:text-properties fo:color="#000000" loext:opacity="100%" fo:font-size="18pt"/>
    </style:style>
    <style:style style:name="P17" style:family="paragraph">
      <loext:graphic-properties draw:fill="none"/>
      <style:paragraph-properties fo:text-align="start" style:writing-mode="lr-tb" style:font-independent-line-spacing="true"/>
      <style:text-properties fo:font-size="60pt" style:font-size-asian="60pt" style:font-size-complex="60pt"/>
    </style:style>
    <style:style style:name="P18" style:family="paragraph">
      <style:paragraph-properties fo:margin-left="0cm" fo:margin-right="0cm" fo:margin-top="0cm" fo:margin-bottom="0.423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none"/>
      <style:paragraph-properties fo:text-align="start" style:writing-mode="lr-tb" style:font-independent-line-spacing="true"/>
      <style:text-properties fo:font-size="16pt" style:font-size-asian="16pt" style:font-size-complex="16pt"/>
    </style:style>
    <style:style style:name="P20" style:family="paragraph">
      <loext:graphic-properties draw:fill="none"/>
      <style:paragraph-properties fo:text-align="start" style:writing-mode="lr-tb" style:font-independent-line-spacing="true"/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21" style:family="paragraph">
      <loext:graphic-properties draw:fill="none" draw:fill-color="#ffffff"/>
      <style:paragraph-properties style:writing-mode="lr-tb"/>
      <style:text-properties style:font-name="Ubuntu1" fo:font-size="18pt"/>
    </style:style>
    <style:style style:name="P22" style:family="paragraph">
      <loext:graphic-properties draw:fill="none"/>
      <style:paragraph-properties style:writing-mode="lr-tb"/>
      <style:text-properties fo:color="#ffffff" loext:opacity="100%"/>
    </style:style>
    <style:style style:name="P23" style:family="paragraph">
      <loext:graphic-properties draw:fill="none" draw:fill-color="#ffffff"/>
      <style:paragraph-properties style:writing-mode="lr-tb"/>
      <style:text-properties fo:color="#ffffff" loext:opacity="100%" style:font-name="Ubuntu1" fo:font-size="20pt" style:font-size-asian="20pt" style:font-size-complex="20pt"/>
    </style:style>
    <style:style style:name="P24" style:family="paragraph">
      <loext:graphic-properties draw:fill="none"/>
      <style:paragraph-properties fo:text-align="start" style:writing-mode="lr-tb" style:font-independent-line-spacing="true"/>
      <style:text-properties fo:font-size="24pt" style:font-size-asian="24pt" style:font-size-complex="24pt"/>
    </style:style>
    <style:style style:name="P25" style:family="paragraph">
      <loext:graphic-properties draw:fill="none" draw:fill-color="#ffffff"/>
      <style:paragraph-properties style:writing-mode="lr-tb"/>
      <style:text-properties fo:color="#ffffff" loext:opacity="100%" style:font-name="Ubuntu1" fo:font-size="18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Ubuntu" fo:font-size="48pt" fo:letter-spacing="normal" fo:font-style="normal" style:text-underline-style="none" fo:font-weight="normal" style:font-name-asian="Ubuntu" style:font-size-asian="48pt" style:font-style-asian="normal" style:font-weight-asian="normal" style:font-name-complex="Ubuntu" style:font-size-complex="48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Ubuntu" fo:font-size="28pt" fo:letter-spacing="normal" fo:font-style="normal" style:text-underline-style="none" fo:font-weight="normal" style:font-name-asian="Ubuntu" style:font-size-asian="28pt" style:font-style-asian="normal" style:font-weight-asian="normal" style:font-name-complex="Ubuntu" style:font-size-complex="28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Ubuntu" fo:font-size="28pt" fo:letter-spacing="normal" fo:font-style="normal" style:text-underline-style="solid" style:text-underline-width="auto" style:text-underline-color="font-color" fo:font-weight="bold" style:font-name-asian="Ubuntu" style:font-size-asian="28pt" style:font-style-asian="normal" style:font-weight-asian="bold" style:font-name-complex="Ubuntu" style:font-size-complex="28pt" style:font-style-complex="normal" style:font-weight-complex="bold"/>
    </style:style>
    <style:style style:name="T4" style:family="text">
      <style:text-properties fo:color="#ffffff" loext:opacity="100%" style:font-name="Ubuntu1" fo:font-size="14pt" style:font-size-asian="14pt" style:font-size-complex="14pt"/>
    </style:style>
    <style:style style:name="T5" style:family="text">
      <style:text-properties fo:color="#ffffff" loext:opacity="100%" style:font-name="Ubuntu1" fo:font-size="14pt" fo:font-weight="bold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36pt" fo:letter-spacing="normal" fo:font-style="normal" style:text-underline-style="solid" style:text-underline-width="auto" style:text-underline-color="font-color" fo:font-weight="normal" style:font-name-asian="Ubuntu" style:font-size-asian="36pt" style:font-style-asian="normal" style:font-weight-asian="normal" style:font-name-complex="Ubuntu" style:font-size-complex="36pt" style:font-style-complex="normal" style:font-weight-complex="normal"/>
    </style:style>
    <style:style style:name="T7" style:family="text">
      <style:text-properties style:font-name="Ubuntu1" fo:font-size="20pt" style:font-size-asian="20pt" style:font-size-complex="20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28pt" fo:letter-spacing="normal" fo:font-style="normal" style:text-underline-style="none" fo:font-weight="normal" style:font-name-asian="Ubuntu" style:font-size-asian="28pt" style:font-style-asian="normal" style:font-weight-asian="normal" style:font-name-complex="Ubuntu" style:font-size-complex="28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18pt" fo:letter-spacing="normal" fo:font-style="normal" style:text-underline-style="none" fo:font-weight="normal" style:font-name-asian="Ubuntu" style:font-size-asian="18pt" style:font-style-asian="normal" style:font-weight-asian="normal" style:font-name-complex="Ubuntu" style:font-size-complex="18pt" style:font-style-complex="normal" style:font-weight-complex="normal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Ubuntu" fo:font-size="60pt" fo:letter-spacing="normal" fo:font-style="normal" style:text-underline-style="none" fo:font-weight="normal" style:font-name-asian="Ubuntu" style:font-size-asian="60pt" style:font-style-asian="normal" style:font-weight-asian="normal" style:font-name-complex="Ubuntu" style:font-size-complex="60pt" style:font-style-complex="normal" style:font-weight-complex="normal"/>
    </style:style>
    <style:style style:name="T11" style:family="text">
      <style:text-properties fo:font-variant="normal" fo:text-transform="none" fo:color="#ffffff" loext:opacity="100%" style:text-line-through-style="none" style:text-line-through-type="none" style:text-position="0% 100%" style:font-name="Ubuntu" fo:font-size="16pt" fo:letter-spacing="normal" fo:font-style="normal" style:text-underline-style="none" fo:font-weight="normal" style:font-name-asian="Ubuntu" style:font-size-asian="16pt" style:font-style-asian="normal" style:font-weight-asian="normal" style:font-name-complex="Ubuntu" style:font-size-complex="16pt" style:font-style-complex="normal" style:font-weight-complex="normal"/>
    </style:style>
    <style:style style:name="T12" style:family="text">
      <style:text-properties fo:font-variant="normal" fo:text-transform="none" fo:color="#ffffff" loext:opacity="100%" style:text-line-through-style="none" style:text-line-through-type="none" style:text-position="0% 100%" style:font-name="Ubuntu" fo:font-size="16pt" fo:letter-spacing="normal" fo:font-style="normal" style:text-underline-style="none" fo:font-weight="bold" style:font-name-asian="Ubuntu" style:font-size-asian="16pt" style:font-style-asian="normal" style:font-weight-asian="bold" style:font-name-complex="Ubuntu" style:font-size-complex="16pt" style:font-style-complex="normal" style:font-weight-complex="bold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0% 100%" style:font-name="Ubuntu" fo:font-size="26pt" fo:letter-spacing="normal" fo:font-style="normal" style:text-underline-style="none" fo:font-weight="bold" style:font-name-asian="Ubuntu" style:font-size-asian="26pt" style:font-style-asian="normal" style:font-weight-asian="bold" style:font-name-complex="Ubuntu" style:font-size-complex="26pt" style:font-style-complex="normal" style:font-weight-complex="bold"/>
    </style:style>
    <style:style style:name="T14" style:family="text">
      <style:text-properties fo:font-variant="normal" fo:text-transform="none" fo:color="#ffffff" loext:opacity="100%" style:text-line-through-style="none" style:text-line-through-type="none" style:text-position="0% 100%" style:font-name="Ubuntu" fo:font-size="26pt" fo:letter-spacing="normal" fo:font-style="normal" style:text-underline-style="solid" style:text-underline-width="auto" style:text-underline-color="font-color" fo:font-weight="bold" style:font-name-asian="Ubuntu" style:font-size-asian="26pt" style:font-style-asian="normal" style:font-weight-asian="bold" style:font-name-complex="Ubuntu" style:font-size-complex="26pt" style:font-style-complex="normal" style:font-weight-complex="bold"/>
    </style:style>
    <style:style style:name="T15" style:family="text">
      <style:text-properties style:font-name="Ubuntu1" fo:font-size="18pt"/>
    </style:style>
    <style:style style:name="T16" style:family="text">
      <style:text-properties style:font-name="Ubuntu1" fo:font-size="18pt" fo:font-weight="bold" style:font-weight-asian="bold" style:font-weight-complex="bold"/>
    </style:style>
    <style:style style:name="T17" style:family="text">
      <style:text-properties fo:color="#ffffff" loext:opacity="100%" style:font-name="Ubuntu1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18" style:family="text">
      <style:text-properties fo:color="#ffffff" loext:opacity="100%" style:font-name="Ubuntu1" fo:font-size="18pt" style:font-size-asian="18pt" style:font-size-complex="18pt"/>
    </style:style>
    <style:style style:name="T19" style:family="text">
      <style:text-properties fo:color="#ffffff" loext:opacity="100%" style:font-name="Ubuntu1" fo:font-size="20pt" style:font-size-asian="20pt" style:font-size-complex="20pt"/>
    </style:style>
    <style:style style:name="T20" style:family="text">
      <style:text-properties fo:font-variant="normal" fo:text-transform="none" fo:color="#ffffff" loext:opacity="100%" style:text-line-through-style="none" style:text-line-through-type="none" style:text-position="0% 100%" style:font-name="Ubuntu" fo:font-size="24pt" fo:letter-spacing="normal" fo:font-style="normal" style:text-underline-style="none" fo:font-weight="normal" style:font-name-asian="Ubuntu" style:font-size-asian="24pt" style:font-style-asian="normal" style:font-weight-asian="normal" style:font-name-complex="Ubuntu" style:font-size-complex="24pt" style:font-style-complex="normal" style:font-weight-complex="normal"/>
    </style:style>
    <style:style style:name="T21" style:family="text">
      <style:text-properties fo:color="#ffffff" loext:opacity="100%" style:font-name="Ubuntu1" fo:font-size="18pt"/>
    </style:style>
    <style:style style:name="T22" style:family="text">
      <style:text-properties fo:color="#ffffff" loext:opacity="100%" style:font-name="Ubuntu1" fo:font-size="24pt" fo:font-weight="bold" style:font-size-asian="24pt" style:font-weight-asian="bold" style:font-size-complex="24pt" style:font-weight-complex="bold"/>
    </style:style>
    <style:style style:name="T23" style:family="text">
      <style:text-properties fo:color="#ffffff" loext:opacity="100%" style:font-name="Ubuntu1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667cm" svg:height="4.593cm" svg:x="0.866cm" svg:y="3.394cm" presentation:class="title" presentation:user-transformed="true">
          <draw:text-box>
            <text:p text:style-name="P1"><text:span text:style-name="T1">Ubuntu Cinnamon Remix</text:span></text:p>
          </draw:text-box>
        </draw:frame>
        <draw:frame draw:name="Google Shape;55;p13" presentation:style-name="pr2" draw:text-style-name="P3" draw:layer="layout" svg:width="23.667cm" svg:height="2.203cm" svg:x="0.866cm" svg:y="8.09cm" presentation:class="subtitle" presentation:user-transformed="true">
          <draw:text-box>
            <text:p text:style-name="P1"><text:span text:style-name="T2">Joshua Peisach (he/him)</text:span></text:p>
            <text:p text:style-name="P1"><text:span text:style-name="T2"/></text:p>
          </draw:text-box>
        </draw:frame>
        <presentation:notes draw:style-name="dp2">
          <draw:page-thumbnail draw:name="Google Shape;51;p:notes" draw:style-name="gr1" draw:layer="layout" svg:width="19.798cm" svg:height="11.136cm" svg:x="0.6cm" svg:y="2.257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pic 1_clipboard0" draw:style-name="dp3" draw:master-page-name="TITLE_5f_AND_5f_BODY" presentation:presentation-page-layout-name="AL2T1">
        <office:forms form:automatic-focus="false" form:apply-design-mode="false"/>
        <draw:frame draw:name="Google Shape;67;p15" presentation:style-name="pr4" draw:text-style-name="P5" draw:layer="layout" svg:width="23.667cm" svg:height="1.591cm" svg:x="0.866cm" svg:y="1.237cm" presentation:class="title" presentation:user-transformed="true">
          <draw:text-box>
            <text:p text:style-name="P1"><text:span text:style-name="T3">Who I Am + My Purpose</text:span></text:p>
          </draw:text-box>
        </draw:frame>
        <draw:frame draw:name="Google Shape;68;p15" presentation:style-name="pr5" draw:text-style-name="P7" draw:layer="layout" svg:width="23.667cm" svg:height="9.497cm" svg:x="0.866cm" svg:y="3.203cm" presentation:class="outline" presentation:user-transformed="true">
          <draw:text-box>
            <text:p text:style-name="P6"><text:span text:style-name="T4">* Fourteen year old from Northeast US</text:span></text:p>
            <text:p text:style-name="P6"><text:span text:style-name="T4">* Minecrafter/Modder</text:span></text:p>
            <text:p text:style-name="P6"><text:span text:style-name="T4">* ~2014 First used Linux</text:span></text:p>
            <text:p text:style-name="P6"><text:span text:style-name="T4">* ~2019 First dual-boot on bear metal with Fedora </text:span></text:p>
            <text:p text:style-name="P6"><text:span text:style-name="T4">* ~February 2019 Commited to the Ubuntu Cinnamon Remix</text:span></text:p>
            <text:p text:style-name="P6"><text:span text:style-name="T4">* December 4th, 2019 Initial release 19.10 (Eoan Ermine) </text:span></text:p>
            <text:p text:style-name="P6"><text:span text:style-name="T4">* April 23rd, 2020 Initial LTS release 20.04 (Focal Fossa) </text:span></text:p>
            <text:p text:style-name="P6"><text:span text:style-name="T4">* October 14th, 2021 Latest stable release 21.10 (Impish Indri)</text:span></text:p>
            <text:p text:style-name="P6"><text:span text:style-name="T4">* November 13th, 2021 First upload to Debian (of course, got rejected)</text:span></text:p>
            <text:p text:style-name="P6"><text:span text:style-name="T5">* April 21st, 2022 Aimed upcoming LTS release date (22.04 “Jammy Jellyfish”)</text:span></text:p>
          </draw:text-box>
        </draw:frame>
        <draw:frame draw:style-name="gr2" draw:text-style-name="P8" draw:layer="layout" svg:width="10.719cm" svg:height="1.235cm" svg:x="14.606cm" svg:y="13.013cm">
          <draw:image xlink:href="Pictures/10000001000002000000003B9730A36B7BA38C7A.png" xlink:type="simple" xlink:show="embed" xlink:actuate="onLoad" draw:mime-type="image/png">
            <text:p/>
          </draw:image>
        </draw:frame>
        <presentation:notes draw:style-name="dp2">
          <draw:page-thumbnail draw:name="Google Shape;64;ge7162bb31a_0_1:notes" draw:style-name="gr1" draw:layer="layout" svg:width="16.931cm" svg:height="9.524cm" svg:x="1.059cm" svg:y="1.93cm" draw:page-number="2" presentation:class="page"/>
          <draw:frame draw:name="Google Shape;65;ge7162bb31a_0_1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pic 2_clipboard0" draw:style-name="dp4" draw:master-page-name="SECTION_5f_HEADER">
        <office:forms form:automatic-focus="false" form:apply-design-mode="false"/>
        <draw:custom-shape draw:name="Google Shape;74;p16" draw:style-name="gr3" draw:text-style-name="P9" draw:layer="layout" svg:width="25.42cm" svg:height="1.254cm" svg:x="0cm" svg:y="13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5;p16" presentation:style-name="pr7" draw:text-style-name="P11" draw:layer="layout" svg:width="23.667cm" svg:height="2.339cm" svg:x="0.866cm" svg:y="-0.125cm" presentation:class="title" presentation:user-transformed="true">
          <draw:text-box>
            <text:p text:style-name="P10"><text:span text:style-name="T6">Overview – Our Goals</text:span></text:p>
          </draw:text-box>
        </draw:frame>
        <draw:frame draw:style-name="gr4" draw:text-style-name="P12" draw:layer="layout" svg:width="24.13cm" svg:height="9.015cm" svg:x="0.635cm" svg:y="2.407cm">
          <draw:text-box>
            <text:p><text:span text:style-name="T7"/></text:p>
            <text:p><text:span text:style-name="T7">* Bring the Cinnamon desktop environment to Ubuntu</text:span></text:p>
            <text:p><text:span text:style-name="T7"/></text:p>
            <text:p><text:span text:style-name="T7">* Maintain stability</text:span></text:p>
            <text:p><text:span text:style-name="T7"/></text:p>
            <text:p><text:span text:style-name="T7">* Be full of new features (newest apps, kernel, etc.)</text:span></text:p>
            <text:p><text:span text:style-name="T7"/></text:p>
            <text:p><text:span text:style-name="T7">* Create an easy-to-use environment for users attempting to migrate from Windows (all other flavors are still great options)</text:span></text:p>
            <text:p><text:span text:style-name="T7"/></text:p>
            <text:p><text:span text:style-name="T7">* Maintain Cinnamon in Debian and other downstreams</text:span></text:p>
          </draw:text-box>
        </draw:frame>
        <draw:frame draw:style-name="gr2" draw:text-style-name="P8" draw:layer="layout" svg:width="10.719cm" svg:height="1.235cm" svg:x="14.606cm" svg:y="13.013cm">
          <draw:image xlink:href="Pictures/10000001000002000000003B9730A36B7BA38C7A.png" xlink:type="simple" xlink:show="embed" xlink:actuate="onLoad" draw:mime-type="image/png">
            <text:p/>
          </draw:image>
        </draw:frame>
        <presentation:notes draw:style-name="dp2">
          <draw:page-thumbnail draw:name="Google Shape;71;ge7162bb31a_0_87:notes" draw:style-name="gr1" draw:layer="layout" svg:width="16.931cm" svg:height="9.524cm" svg:x="1.059cm" svg:y="1.93cm" draw:page-number="3" presentation:class="page"/>
          <draw:frame draw:name="Google Shape;72;ge7162bb31a_0_87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pic 2" draw:style-name="dp4" draw:master-page-name="TITLE_5f_AND_5f_BODY" presentation:presentation-page-layout-name="AL2T1">
        <office:forms form:automatic-focus="false" form:apply-design-mode="false"/>
        <draw:custom-shape draw:name="Google Shape;81;p17" draw:style-name="gr5" draw:text-style-name="P13" draw:layer="layout" svg:width="25.42cm" svg:height="1.254cm" svg:x="0cm" svg:y="13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2;p17" presentation:style-name="pr4" draw:text-style-name="P14" draw:layer="layout" svg:width="23.667cm" svg:height="1.591cm" svg:x="0.866cm" svg:y="1.237cm" presentation:class="title" presentation:user-transformed="true">
          <draw:text-box>
            <text:p text:style-name="P1"><text:span text:style-name="T8">Upcoming 22.04 LTS “Jammy Jellyfish”</text:span></text:p>
          </draw:text-box>
        </draw:frame>
        <draw:frame draw:name="Google Shape;83;p17" presentation:style-name="pr9" draw:text-style-name="P16" draw:layer="layout" svg:width="23.667cm" svg:height="9.497cm" svg:x="0.866cm" svg:y="3.003cm" presentation:class="outline" presentation:user-transformed="true">
          <draw:text-box>
            <text:p text:style-name="P15"><text:span text:style-name="T9">* Cinnamon 5.2x</text:span><text:span text:style-name="T9"><text:line-break/></text:span><text:span text:style-name="T9"/></text:p>
            <text:p text:style-name="P15"><text:span text:style-name="T9">* Firefox as a snap (TODO)</text:span><text:span text:style-name="T9"><text:line-break/></text:span><text:span text:style-name="T9"/></text:p>
            <text:p text:style-name="P15"><text:span text:style-name="T9">* Switch to MATE/XFCE apps from GNOME migrating to libadwaita?</text:span><text:span text:style-name="T9"><text:line-break/></text:span><text:span text:style-name="T9"/></text:p>
            <text:p text:style-name="P15"><text:span text:style-name="T9">* Better theming</text:span><text:span text:style-name="T9"><text:line-break/></text:span><text:span text:style-name="T9"/></text:p>
            <text:p text:style-name="P15"><text:span text:style-name="T9">* Flatpak Support!</text:span><text:span text:style-name="T9"><text:line-break/></text:span><text:span text:style-name="T9"/></text:p>
            <text:p text:style-name="P15"><text:span text:style-name="T9">* Linux Kernel 5.15</text:span></text:p>
          </draw:text-box>
        </draw:frame>
        <draw:frame draw:style-name="gr2" draw:text-style-name="P8" draw:layer="layout" svg:width="10.719cm" svg:height="1.235cm" svg:x="14.606cm" svg:y="13.013cm">
          <draw:image xlink:href="Pictures/10000001000002000000003B9730A36B7BA38C7A.png" xlink:type="simple" xlink:show="embed" xlink:actuate="onLoad" draw:mime-type="image/png">
            <text:p/>
          </draw:image>
        </draw:frame>
        <presentation:notes draw:style-name="dp2">
          <draw:page-thumbnail draw:name="Google Shape;78;ge7162bb31a_0_15:notes" draw:style-name="gr1" draw:layer="layout" svg:width="16.931cm" svg:height="9.524cm" svg:x="1.059cm" svg:y="1.93cm" draw:page-number="4" presentation:class="page"/>
          <draw:frame draw:name="Google Shape;79;ge7162bb31a_0_15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00%" draw:style-name="dp5" draw:master-page-name="BIG_5f_NUMBER">
        <office:forms form:automatic-focus="false" form:apply-design-mode="false"/>
        <draw:frame draw:name="Google Shape;89;p18" presentation:style-name="pr11" draw:text-style-name="P17" draw:layer="layout" svg:width="23.667cm" svg:height="5.458cm" svg:x="0.866cm" svg:y="-1.027cm" presentation:class="title" presentation:user-transformed="true">
          <draw:text-box>
            <text:p text:style-name="P10"><text:span text:style-name="T10">Bugs, fixmes, todos...</text:span></text:p>
          </draw:text-box>
        </draw:frame>
        <draw:frame draw:name="Google Shape;90;p18" presentation:style-name="pr12" draw:text-style-name="P19" draw:layer="layout" svg:width="23.898cm" svg:height="9.128cm" svg:x="0.635cm" svg:y="4.854cm" presentation:class="outline" presentation:user-transformed="true">
          <draw:text-box>
            <text:p text:style-name="P18"><text:span text:style-name="T11">Still a lot; including but not limited to</text:span></text:p>
            <text:p text:style-name="P18"><text:span text:style-name="T11">* Yaru Theme</text:span></text:p>
            <text:p text:style-name="P18"><text:span text:style-name="T11">* General cinnamon bugs/maintenance</text:span></text:p>
            <text:p text:style-name="P18"><text:span text:style-name="T11">* Security issues</text:span></text:p>
            <text:p text:style-name="P18"><text:span text:style-name="T11">* Better hardware/filesystem support</text:span></text:p>
            <text:p text:style-name="P18"><text:span text:style-name="T11">* </text:span><text:span text:style-name="T12">Quality Assurance Testing</text:span></text:p>
          </draw:text-box>
        </draw:frame>
        <draw:frame draw:style-name="gr2" draw:text-style-name="P8" draw:layer="layout" svg:width="10.719cm" svg:height="1.235cm" svg:x="14.606cm" svg:y="13.013cm">
          <draw:image xlink:href="Pictures/10000001000002000000003B9730A36B7BA38C7A.png" xlink:type="simple" xlink:show="embed" xlink:actuate="onLoad" draw:mime-type="image/png">
            <text:p/>
          </draw:image>
        </draw:frame>
        <presentation:notes draw:style-name="dp2">
          <draw:page-thumbnail draw:name="Google Shape;86;ge7162bb31a_0_77:notes" draw:style-name="gr1" draw:layer="layout" svg:width="16.931cm" svg:height="9.524cm" svg:x="1.059cm" svg:y="1.93cm" draw:page-number="5" presentation:class="page"/>
          <draw:frame draw:name="Google Shape;87;ge7162bb31a_0_77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me important points..." draw:style-name="dp6" draw:master-page-name="MAIN_5f_POINT">
        <office:forms form:automatic-focus="false" form:apply-design-mode="false"/>
        <draw:frame draw:name="Google Shape;95;p19" presentation:style-name="pr14" draw:text-style-name="P20" draw:layer="layout" svg:width="17.687cm" svg:height="11.372cm" svg:x="0.393cm" svg:y="-4.448cm" presentation:class="title" presentation:user-transformed="true">
          <draw:text-box>
            <text:p text:style-name="P1"><text:span text:style-name="T13"><text:s/></text:span><text:span text:style-name="T14">Why?</text:span></text:p>
          </draw:text-box>
        </draw:frame>
        <draw:frame draw:style-name="gr6" draw:text-style-name="P21" draw:layer="layout" svg:width="17.145cm" svg:height="10.939cm" svg:x="0.393cm" svg:y="2.206cm">
          <draw:text-box>
            <text:p><text:span text:style-name="T15">* Alternative to Mint (Mint is still great!)</text:span></text:p>
            <text:p><text:span text:style-name="T15"><text:line-break/></text:span><text:span text:style-name="T15">* Embrace snaps</text:span></text:p>
            <text:p><text:span text:style-name="T15"/></text:p>
            <text:p><text:span text:style-name="T15">* Biannual releases</text:span></text:p>
            <text:p><text:span text:style-name="T15"/></text:p>
            <text:p><text:span text:style-name="T15">* LTS releases</text:span></text:p>
            <text:p><text:span text:style-name="T15"/></text:p>
            <text:p><text:span text:style-name="T15">* Newer software with better stability</text:span></text:p>
            <text:p><text:span text:style-name="T15"/></text:p>
            <text:p><text:span text:style-name="T15">* For fun</text:span></text:p>
            <text:p><text:span text:style-name="T15"/></text:p>
            <text:p><text:span text:style-name="T15">* For the end user’s personal preference</text:span></text:p>
            <text:p><text:span text:style-name="T15"/></text:p>
            <text:p><text:span text:style-name="T16">* Grow a larger Ubuntu community</text:span></text:p>
          </draw:text-box>
        </draw:frame>
        <draw:frame draw:style-name="gr2" draw:text-style-name="P8" draw:layer="layout" svg:width="10.719cm" svg:height="1.235cm" svg:x="14.605cm" svg:y="13.013cm">
          <draw:image xlink:href="Pictures/10000001000002000000003B9730A36B7BA38C7A.png" xlink:type="simple" xlink:show="embed" xlink:actuate="onLoad" draw:mime-type="image/png">
            <text:p/>
          </draw:image>
        </draw:frame>
        <presentation:notes draw:style-name="dp2">
          <draw:page-thumbnail draw:name="Google Shape;92;ge7162bb31a_0_82:notes" draw:style-name="gr1" draw:layer="layout" svg:width="16.931cm" svg:height="9.524cm" svg:x="1.059cm" svg:y="1.93cm" draw:page-number="6" presentation:class="page"/>
          <draw:frame draw:name="Google Shape;93;ge7162bb31a_0_82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7" draw:master-page-name="MAIN_5f_POINT">
        <office:forms form:automatic-focus="false" form:apply-design-mode="false"/>
        <draw:frame draw:style-name="gr2" draw:text-style-name="P8" draw:layer="layout" svg:width="10.719cm" svg:height="1.235cm" svg:x="14.606cm" svg:y="13.013cm">
          <draw:image xlink:href="Pictures/10000001000002000000003B9730A36B7BA38C7A.png" xlink:type="simple" xlink:show="embed" xlink:actuate="onLoad" draw:mime-type="image/png">
            <text:p/>
          </draw:image>
        </draw:frame>
        <draw:frame draw:style-name="gr7" draw:text-style-name="P22" draw:layer="layout" svg:width="22.134cm" svg:height="8.09cm" svg:x="0.5cm" svg:y="0.3cm">
          <draw:text-box>
            <text:p><text:span text:style-name="T17">Recap</text:span></text:p>
            <text:p><text:span text:style-name="T17"/></text:p>
            <text:p><text:span text:style-name="T18">* Project for fun, guiding Windows users to Linux and growing a community</text:span></text:p>
            <text:p><text:span text:style-name="T18"/></text:p>
            <text:p><text:span text:style-name="T18">* Flavor status soon</text:span></text:p>
            <text:p><text:span text:style-name="T18"/></text:p>
            <text:p><text:span text:style-name="T18">* Focused towards compatibility, features and stability</text:span></text:p>
            <text:p><text:span text:style-name="T18"/></text:p>
            <text:p><text:span text:style-name="T18">* We are welcome to all – come and join us!</text:span></text:p>
          </draw:text-box>
        </draw:frame>
        <draw:frame draw:style-name="gr8" draw:text-style-name="P23" draw:layer="layout" svg:width="19.685cm" svg:height="1.047cm" svg:x="3.44cm" svg:y="9.79cm">
          <draw:text-box>
            <text:p><text:span text:style-name="T19">GitHub: https://github.com/Ubuntu-Cinnamon-Remix</text:span></text:p>
          </draw:text-box>
        </draw:frame>
        <presentation:notes draw:style-name="dp8">
          <draw:page-thumbnail draw:name="Google Shape;97;ge7162bb31a_0_95:notes 1" draw:style-name="gr1" draw:layer="layout" svg:width="16.931cm" svg:height="9.524cm" svg:x="1.059cm" svg:y="1.93cm" draw:page-number="7" presentation:class="page"/>
          <draw:frame draw:name="Google Shape;98;ge7162bb31a_0_95:notes 1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 you!" draw:style-name="dp7" draw:master-page-name="MAIN_5f_POINT">
        <office:forms form:automatic-focus="false" form:apply-design-mode="false"/>
        <draw:frame draw:name="Google Shape;100;p20" presentation:style-name="pr14" draw:text-style-name="P24" draw:layer="layout" svg:width="17.687cm" svg:height="11.372cm" svg:x="9.878cm" svg:y="-4.914cm" presentation:class="title" presentation:user-transformed="true">
          <draw:text-box>
            <text:p text:style-name="P1"><text:span text:style-name="T20"><text:s/></text:span><text:span text:style-name="T20">Thank you!</text:span></text:p>
          </draw:text-box>
        </draw:frame>
        <draw:frame draw:style-name="gr9" draw:text-style-name="P25" draw:layer="layout" svg:width="25.4cm" svg:height="11.878cm" svg:x="0cm" svg:y="1.271cm">
          <draw:text-box>
            <text:p><text:span text:style-name="T21"><text:line-break/></text:span><text:span text:style-name="T21">* Our Website: ubuntucinnamon.org</text:span></text:p>
            <text:p><text:span text:style-name="T21">* Twitter: @UbuntuCinnamon</text:span></text:p>
            <text:p><text:span text:style-name="T21">* Telegram: t.me/ubuntucinnamon</text:span></text:p>
            <text:p><text:span text:style-name="T21">* IRC: #ubuntu-cinnamon on Libera (I may not always be active)</text:span></text:p>
            <text:p><text:span text:style-name="T21">* Discord: discord.gg/ru68NMc</text:span></text:p>
            <text:p><text:span text:style-name="T21"/></text:p>
            <text:p><text:span text:style-name="T22">This would not be possible if it wasn’t for:</text:span></text:p>
            <text:p><text:span text:style-name="T23">* David Mohammed (fossfreedom) – Ubuntu Budgie lead, helped me kickstart project</text:span></text:p>
            <text:p><text:span text:style-name="T23">* Monica Madon – Organizing/coordinating flavors, this stand, QA, community, everything</text:span></text:p>
            <text:p><text:span text:style-name="T23">* Rudra Saraswat (of Ubuntu Unity) and Arun Pyasi (of Ubuntu DDE) – Inspiration and friends</text:span></text:p>
            <text:p><text:span text:style-name="T23">* Norbert Preining – (leaving) Debian Developer, who uploaded Cinnamon for Debian</text:span></text:p>
            <text:p><text:span text:style-name="T23">* Christoph Martin – Current Debian Developer for Cinnamon packages</text:span></text:p>
            <text:p><text:span text:style-name="T23">* You!</text:span></text:p>
          </draw:text-box>
        </draw:frame>
        <draw:frame draw:style-name="gr2" draw:text-style-name="P8" draw:layer="layout" svg:width="10.719cm" svg:height="1.235cm" svg:x="14.606cm" svg:y="13.013cm">
          <draw:image xlink:href="Pictures/10000001000002000000003B9730A36B7BA38C7A.png" xlink:type="simple" xlink:show="embed" xlink:actuate="onLoad" draw:mime-type="image/png">
            <text:p/>
          </draw:image>
        </draw:frame>
        <presentation:notes draw:style-name="dp2">
          <draw:page-thumbnail draw:name="Google Shape;97;ge7162bb31a_0_95:notes" draw:style-name="gr1" draw:layer="layout" svg:width="16.931cm" svg:height="9.524cm" svg:x="1.059cm" svg:y="1.93cm" draw:page-number="8" presentation:class="page"/>
          <draw:frame draw:name="Google Shape;98;ge7162bb31a_0_95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Arial2" svg:font-family="Arial"/>
    <style:font-face style:name="Arial3" svg:font-family="Arial" style:font-family-generic="system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Ubuntu" svg:font-family="Ubuntu"/>
    <style:font-face style:name="Ubuntu1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msFillGradient_20_1" draw:display-name="msFillGradient 1" draw:style="linear" draw:start-color="#e95420" draw:end-color="#5e2750" draw:start-intensity="100%" draw:end-intensity="100%" draw:angle="45deg" draw:border="0%"/>
    <draw:gradient draw:name="msFillGradient_20_3" draw:display-name="msFillGradient 3" draw:style="linear" draw:start-color="#e95420" draw:end-color="#5e2750" draw:start-intensity="100%" draw:end-intensity="100%" draw:angle="45deg" draw:border="0%"/>
    <draw:gradient draw:name="msFillGradient_20_4" draw:display-name="msFillGradient 4" draw:style="linear" draw:start-color="#5e2750" draw:end-color="#2c001e" draw:start-intensity="100%" draw:end-intensity="100%" draw:angle="45deg" draw:border="0%"/>
    <draw:gradient draw:name="msFillGradient_20_5" draw:display-name="msFillGradient 5" draw:style="linear" draw:start-color="#5e2750" draw:end-color="#2c001e" draw:start-intensity="100%" draw:end-intensity="100%" draw:angle="45deg" draw:border="0%"/>
    <draw:gradient draw:name="msFillGradient_20_6" draw:display-name="msFillGradient 6" draw:style="linear" draw:start-color="#e95420" draw:end-color="#5e2750" draw:start-intensity="100%" draw:end-intensity="100%" draw:angle="45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ffffff"/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false" style:shrink-to-fit="true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fffff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3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SECTION_5f_HEAD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BIG_5f_NUMBER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Mpr11" style:family="presentation" style:parent-style-name="BIG_5f_NUMBER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2" style:family="presentation" style:parent-style-name="BIG_5f_NUMB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3" style:family="presentation" style:parent-style-name="BIG_5f_NUMB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4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5" style:family="presentation" style:parent-style-name="MAIN_5f_POI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6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1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2" fo:font-size="10pt" fo:letter-spacing="normal" fo:font-style="normal" style:text-underline-style="none" fo:font-weight="normal" style:font-name-asian="Arial2" style:font-size-asian="10pt" style:font-style-asian="normal" style:font-weight-asian="normal" style:font-name-complex="Arial2" style:font-size-complex="10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20pt" fo:letter-spacing="normal" fo:font-style="normal" style:text-underline-style="none" fo:font-weight="normal" style:font-name-asian="Arial2" style:font-size-asian="120pt" style:font-style-asian="normal" style:font-weight-asian="normal" style:font-name-complex="Arial2" style:font-size-complex="1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5cm" svg:x="1cm" svg:y="3.74cm"/>
      <draw:page-thumbnail draw:layer="backgroundobjects" svg:width="8.999cm" svg:height="5.065cm" svg:x="1cm" svg:y="12.316cm"/>
      <draw:page-thumbnail draw:layer="backgroundobjects" svg:width="8.999cm" svg:height="5.065cm" svg:x="1cm" svg:y="20.892cm"/>
      <draw:page-thumbnail draw:layer="backgroundobjects" svg:width="8.999cm" svg:height="5.065cm" svg:x="11cm" svg:y="3.74cm"/>
      <draw:page-thumbnail draw:layer="backgroundobjects" svg:width="8.999cm" svg:height="5.065cm" svg:x="11cm" svg:y="12.316cm"/>
      <draw:page-thumbnail draw:layer="backgroundobjects" svg:width="8.999cm" svg:height="5.065cm" svg:x="11cm" svg:y="20.892cm"/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6cm" svg:x="0.866cm" svg:y="2.069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3cm" svg:x="23.535cm" svg:y="12.96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93cm" svg:x="1.27cm" svg:y="3.345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draw:frame draw:name="Google Shape;14;p3" presentation:style-name="SECTION_5f_HEADER-title" draw:layer="backgroundobjects" svg:width="23.667cm" svg:height="2.339cm" svg:x="0.866cm" svg:y="5.98cm" presentation:class="title" presentation:placeholder="true" presentation:user-transformed="true">
        <draw:text-box/>
      </draw:frame>
      <draw:frame draw:name="Google Shape;15;p3" presentation:style-name="Mpr4" draw:text-style-name="MP6" draw:layer="backgroundobjects" svg:width="1.523cm" svg:height="1.093cm" svg:x="23.535cm" svg:y="12.96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SECTION_5f_HEADER-outline1" draw:layer="backgroundobjects" svg:width="22.859cm" svg:height="8.293cm" svg:x="1.27cm" svg:y="3.345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1cm" svg:x="0.866cm" svg:y="1.237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97cm" svg:x="0.866cm" svg:y="3.203cm" presentation:class="outline" presentation:placeholder="true" presentation:user-transformed="true">
        <draw:text-box/>
      </draw:frame>
      <draw:frame draw:name="Google Shape;19;p4" presentation:style-name="Mpr7" draw:text-style-name="MP6" draw:layer="backgroundobjects" svg:width="1.523cm" svg:height="1.093cm" svg:x="23.535cm" svg:y="12.96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G_5f_NUMBER" style:display-name="BIG_NUMBER" style:page-layout-name="PM1" draw:style-name="Mdp1">
      <draw:frame draw:name="Google Shape;45;p11" presentation:style-name="Mpr10" draw:text-style-name="MP8" draw:layer="backgroundobjects" svg:width="23.667cm" svg:height="5.458cm" svg:x="0.866cm" svg:y="3.075cm" presentation:class="title" presentation:user-transformed="true">
        <draw:text-box>
          <text:p text:style-name="MP7"><text:span text:style-name="MT3">xx%</text:span></text:p>
        </draw:text-box>
      </draw:frame>
      <draw:frame draw:name="Google Shape;46;p11" presentation:style-name="BIG_5f_NUMBER-outline1" draw:layer="backgroundobjects" svg:width="23.667cm" svg:height="3.615cm" svg:x="0.866cm" svg:y="8.763cm" presentation:class="outline" presentation:placeholder="true" presentation:user-transformed="true">
        <draw:text-box/>
      </draw:frame>
      <draw:frame draw:name="Google Shape;47;p11" presentation:style-name="Mpr11" draw:text-style-name="MP6" draw:layer="backgroundobjects" svg:width="1.523cm" svg:height="1.093cm" svg:x="23.535cm" svg:y="12.96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BIG_5f_NUMBER-title" draw:layer="backgroundobjects" svg:width="16.931cm" svg:height="9.524cm" svg:x="1.059cm" svg:y="1.93cm" presentation:class="page"/>
        <draw:frame presentation:style-name="BIG_5f_NUMBER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IN_5f_POINT" style:display-name="MAIN_POINT" style:page-layout-name="PM1" draw:style-name="Mdp1">
      <draw:frame draw:name="Google Shape;33;p8" presentation:style-name="MAIN_5f_POINT-title" draw:layer="backgroundobjects" svg:width="17.687cm" svg:height="11.372cm" svg:x="1.362cm" svg:y="1.251cm" presentation:class="title" presentation:placeholder="true" presentation:user-transformed="true">
        <draw:text-box/>
      </draw:frame>
      <draw:frame draw:name="Google Shape;34;p8" presentation:style-name="Mpr14" draw:text-style-name="MP6" draw:layer="backgroundobjects" svg:width="1.523cm" svg:height="1.093cm" svg:x="23.535cm" svg:y="12.96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MAIN_5f_POINT-outline1" draw:layer="backgroundobjects" svg:width="22.859cm" svg:height="8.293cm" svg:x="1.27cm" svg:y="3.345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$Linux_X86_64 LibreOffice_project/20$Build-2</meta:generator>
    <dc:date>2022-02-05T10:12:10.543034669</dc:date>
    <meta:editing-duration>P4DT5H49M9S</meta:editing-duration>
    <meta:editing-cycles>11</meta:editing-cycles>
    <meta:document-statistic meta:object-count="96"/>
  </office:meta>
</office:document-meta>
</file>